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27in" style:contextual-spacing="false"/>
    </style:style>
    <style:style style:name="P2" style:family="paragraph" style:parent-style-name="Text_20_body">
      <style:paragraph-properties fo:margin-top="0in" fo:margin-bottom="0.0827in" style:contextual-spacing="false"/>
      <style:text-properties fo:font-size="11pt" fo:language="hu" fo:country="HU" style:font-size-asian="11pt" style:font-size-complex="11pt"/>
    </style:style>
    <style:style style:name="P3" style:family="paragraph" style:parent-style-name="Text_20_body">
      <style:paragraph-properties fo:margin-top="0in" fo:margin-bottom="0.0827in" style:contextual-spacing="false"/>
      <style:text-properties fo:color="#000000" loext:opacity="100%" style:font-name="Arial" fo:font-size="11pt" fo:language="hu" fo:country="HU" style:font-size-asian="11pt" style:font-size-complex="11pt"/>
    </style:style>
    <style:style style:name="P4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5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9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fo:font-weight="bold" style:font-size-asian="11pt" style:font-weight-asian="bold" style:font-name-complex="Times New Roman" style:font-size-complex="11pt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color="#000000" loext:opacity="100%" style:font-name="Nimbus Roman" fo:font-size="11pt" fo:language="hu" fo:country="HU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/>
      <style:text-properties fo:font-size="11pt" fo:language="hu" fo:country="HU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style:font-size-asian="11pt" style:font-name-complex="Times New Roman" style:font-size-complex="11pt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16" style:family="paragraph" style:parent-style-name="Text_20_body">
      <style:paragraph-properties fo:margin-left="0.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17" style:family="paragraph" style:parent-style-name="Text_20_body">
      <style:text-properties fo:language="hu" fo:country="HU"/>
    </style:style>
    <style:style style:name="P18" style:family="paragraph" style:parent-style-name="Text_20_body">
      <style:paragraph-properties fo:margin-left="0in" fo:margin-right="0in" fo:text-indent="0.4925in" style:auto-text-indent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.4909in" style:auto-text-indent="false"/>
    </style:style>
    <style:style style:name="P20" style:family="paragraph" style:parent-style-name="Text_20_body">
      <style:paragraph-properties fo:margin-left="0.4909in" fo:margin-right="0in" fo:margin-top="0in" fo:margin-bottom="0in" style:contextual-spacing="false" fo:text-indent="0in" style:auto-text-indent="false">
        <style:tab-stops/>
      </style:paragraph-properties>
    </style:style>
    <style:style style:name="P21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22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</style:style>
    <style:style style:name="P25" style:family="paragraph" style:parent-style-name="Címsor_20_1">
      <style:paragraph-properties fo:margin-top="0in" fo:margin-bottom="0.0827in" style:contextual-spacing="false"/>
    </style:style>
    <style:style style:name="P26" style:family="paragraph" style:parent-style-name="Címsor_20_2">
      <style:text-properties fo:language="hu" fo:country="HU"/>
    </style:style>
    <style:style style:name="P27" style:family="paragraph" style:parent-style-name="Címsor_20_2">
      <style:text-properties fo:font-size="11pt" fo:language="hu" fo:country="HU" officeooo:rsid="00038958" style:font-size-asian="11pt" style:font-size-complex="11pt"/>
    </style:style>
    <style:style style:name="P28" style:family="paragraph" style:parent-style-name="Címsor_20_2">
      <style:paragraph-properties fo:break-before="page"/>
      <style:text-properties fo:language="hu" fo:country="HU"/>
    </style:style>
    <style:style style:name="P29" style:family="paragraph" style:parent-style-name="Címsor_20_3">
      <style:text-properties fo:language="hu" fo:country="HU"/>
    </style:style>
    <style:style style:name="P30" style:family="paragraph" style:parent-style-name="Text_20_body" style:master-page-name="MP0">
      <style:paragraph-properties fo:margin-top="0in" fo:margin-bottom="0.0827in" style:contextual-spacing="false" style:page-number="auto" fo:break-before="page"/>
      <style:text-properties fo:color="#000000" loext:opacity="100%" style:font-name="Times New Roman" fo:font-size="11pt" fo:language="hu" fo:country="HU" fo:font-weight="bold" style:font-size-asian="11pt" style:font-weight-asian="bold" style:font-size-complex="11pt"/>
    </style:style>
    <style:style style:name="P31" style:family="paragraph" style:parent-style-name="Text_20_body" style:list-style-name="L7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32" style:family="paragraph" style:parent-style-name="Text_20_body" style:list-style-name="L4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33" style:family="paragraph" style:parent-style-name="Text_20_body" style:list-style-name="L5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34" style:family="paragraph" style:parent-style-name="Text_20_body" style:list-style-name="L6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35" style:family="paragraph" style:parent-style-name="Text_20_body">
      <style:paragraph-properties fo:margin-top="0in" fo:margin-bottom="0.0827in" style:contextual-spacing="false"/>
      <style:text-properties fo:font-size="11pt" fo:language="hu" fo:country="HU" officeooo:rsid="00038958" officeooo:paragraph-rsid="00038958" style:font-size-asian="11pt" style:font-size-complex="11pt"/>
    </style:style>
    <style:style style:name="P36" style:family="paragraph" style:parent-style-name="Text_20_body">
      <style:paragraph-properties fo:margin-top="0in" fo:margin-bottom="0.0827in" style:contextual-spacing="false"/>
      <style:text-properties fo:font-size="11pt" fo:language="hu" fo:country="HU" officeooo:rsid="00038958" officeooo:paragraph-rsid="0006e719" style:font-size-asian="11pt" style:font-size-complex="11pt"/>
    </style:style>
    <style:style style:name="P37" style:family="paragraph" style:parent-style-name="Text_20_body" style:list-style-name="L1">
      <style:paragraph-properties fo:margin-top="0in" fo:margin-bottom="0in" style:contextual-spacing="false" style:vertical-align="auto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38" style:family="paragraph" style:parent-style-name="Text_20_body" style:list-style-name="L2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T1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2" style:family="text">
      <style:text-properties fo:color="#000000" loext:opacity="100%" style:font-name="Times New Roman" fo:font-size="11pt" fo:language="hu" fo:country="HU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/>
    </style:style>
    <style:style style:name="T4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5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" style:family="text">
      <style:text-properties fo:color="#000000" loext:opacity="100%" style:font-name="Times New Roman" fo:language="hu" fo:country="HU"/>
    </style:style>
    <style:style style:name="T7" style:family="text"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10" style:family="text">
      <style:text-properties style:font-name="Times New Roman" fo:font-size="11pt" fo:language="hu" fo:country="HU" style:font-size-asian="11pt" style:font-name-complex="Times New Roman" style:font-size-complex="11pt"/>
    </style:style>
    <style:style style:name="T11" style:family="text"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T12" style:family="text">
      <style:text-properties fo:font-size="11pt" fo:language="hu" fo:country="HU" style:font-size-asian="11pt" style:font-size-complex="11pt"/>
    </style:style>
    <style:style style:name="T13" style:family="text">
      <style:text-properties officeooo:rsid="0004f051"/>
    </style:style>
    <style:style style:name="T14" style:family="text">
      <style:text-properties officeooo:rsid="0006e719"/>
    </style:style>
    <style:style style:name="T15" style:family="text">
      <style:text-properties officeooo:rsid="00082ff3"/>
    </style:style>
    <style:style style:name="T16" style:family="text">
      <style:text-properties officeooo:rsid="0008d8fc"/>
    </style:style>
    <style:style style:name="T17" style:family="text">
      <style:text-properties officeooo:rsid="0009494a"/>
    </style:style>
    <style:style style:name="T18" style:family="text">
      <style:text-properties officeooo:rsid="000b6c9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artalomjegyzék</text:p>
      <text:p text:style-name="P6"><text:a xlink:type="simple" xlink:href="https://users.iit.uni-miskolc.hu/~mileff/szt/srs.html#1.+Bevezetés%7Coutline" office:target-frame-name="_top" xlink:show="replace" text:style-name="Internet_20_link" text:visited-style-name="Visited_20_Internet_20_Link"><text:span text:style-name="Bekezdés_20_alapbetűtípusa"><text:span text:style-name="T1">1. Bevezetés</text:span></text:span></text:a></text:p>
      <text:p text:style-name="P6"><text:a xlink:type="simple" xlink:href="https://users.iit.uni-miskolc.hu/~mileff/szt/srs.html#2.+Áttekintés%7Coutline" office:target-frame-name="_top" xlink:show="replace" text:style-name="Internet_20_link" text:visited-style-name="Visited_20_Internet_20_Link"><text:span text:style-name="Bekezdés_20_alapbetűtípusa"><text:span text:style-name="T1">2. Áttekintés</text:span></text:span></text:a></text:p>
      <text:p text:style-name="P6"><text:a xlink:type="simple" xlink:href="https://users.iit.uni-miskolc.hu/~mileff/szt/srs.html#3.+A+rendszer+funkciói%7Coutline" office:target-frame-name="_top" xlink:show="replace" text:style-name="Internet_20_link" text:visited-style-name="Visited_20_Internet_20_Link"><text:span text:style-name="Bekezdés_20_alapbetűtípusa"><text:span text:style-name="T1">3. A rendszer funkciói</text:span></text:span></text:a></text:p>
      <text:p text:style-name="P7"><text:tab/>3.1 Első követelmény</text:p>
      <text:p text:style-name="P6"><text:a xlink:type="simple" xlink:href="https://users.iit.uni-miskolc.hu/~mileff/szt/srs.html#4.+Használhatóság%7Coutline" office:target-frame-name="_top" xlink:show="replace" text:style-name="Internet_20_link" text:visited-style-name="Visited_20_Internet_20_Link"><text:span text:style-name="Bekezdés_20_alapbetűtípusa"><text:span text:style-name="T1">4. Használhatóság</text:span></text:span></text:a></text:p>
      <text:h text:style-name="P25" text:outline-level="1"><text:span text:style-name="Bekezdés_20_alapbetűtípusa"><text:span text:style-name="T2">5. Megbízhatóság<text:line-break/>6. Teljesítmény<text:line-break/>7. Támogatottság<text:line-break/></text:span></text:span><text:a xlink:type="simple" xlink:href="https://users.iit.uni-miskolc.hu/~mileff/szt/srs.html#8.+Tervezési+korlátozások%7Coutline" office:target-frame-name="_top" xlink:show="replace" text:style-name="Internet_20_link" text:visited-style-name="Visited_20_Internet_20_Link"><text:span text:style-name="Bekezdés_20_alapbetűtípusa"><text:span text:style-name="T3">8. Tervezési korlátozások</text:span></text:span></text:a></text:h>
      <text:p text:style-name="P6"><text:a xlink:type="simple" xlink:href="https://users.iit.uni-miskolc.hu/~mileff/szt/srs.html#9.+On-line+dokumentáció+és+Help+rendszer%7Coutline" office:target-frame-name="_top" xlink:show="replace" text:style-name="Internet_20_link" text:visited-style-name="Visited_20_Internet_20_Link"><text:span text:style-name="Bekezdés_20_alapbetűtípusa"><text:span text:style-name="T1">9. On-line dokumentáció és Help rendszer</text:span></text:span></text:a></text:p>
      <text:p text:style-name="P6"><text:a xlink:type="simple" xlink:href="https://users.iit.uni-miskolc.hu/~mileff/szt/srs.html#10.+Felhasznált+kész+komponensek%7Coutline" office:target-frame-name="_top" xlink:show="replace" text:style-name="Internet_20_link" text:visited-style-name="Visited_20_Internet_20_Link"><text:span text:style-name="Bekezdés_20_alapbetűtípusa"><text:span text:style-name="T1">10. Felhasznált kész komponensek</text:span></text:span></text:a></text:p>
      <text:p text:style-name="P6"><text:a xlink:type="simple" xlink:href="https://users.iit.uni-miskolc.hu/~mileff/szt/srs.html#11.+Interfészek%7Coutline" office:target-frame-name="_top" xlink:show="replace" text:style-name="Internet_20_link" text:visited-style-name="Visited_20_Internet_20_Link"><text:span text:style-name="Bekezdés_20_alapbetűtípusa"><text:span text:style-name="T1">11. Interfészek</text:span></text:span></text:a></text:p>
      <text:p text:style-name="P7"><text:tab/>11.1. Felhasználói interfészek</text:p>
      <text:p text:style-name="P7"><text:tab/>11.2. Hardware interfészek</text:p>
      <text:p text:style-name="P7"><text:tab/>11.3. Software interfészek</text:p>
      <text:p text:style-name="P7"><text:tab/>11.3. Kommunikációs interfészek</text:p>
      <text:p text:style-name="P6"><text:a xlink:type="simple" xlink:href="https://users.iit.uni-miskolc.hu/~mileff/szt/srs.html#12.+Alkalmazott+szabványok%7Coutline" office:target-frame-name="_top" xlink:show="replace" text:style-name="Internet_20_link" text:visited-style-name="Visited_20_Internet_20_Link"><text:span text:style-name="Bekezdés_20_alapbetűtípusa"><text:span text:style-name="T1">12. Alkalmazott szabványok</text:span></text:span></text:a></text:p>
      <text:p text:style-name="P7"><text:tab/>12.1. Kötelezően alkalmazandó szabványok</text:p>
      <text:p text:style-name="P7"><text:tab/>12.2. Választás alapján alkalmazott szabványok</text:p>
      <text:p text:style-name="P2"/>
      <text:h text:style-name="P28" text:outline-level="2">1. Bevezetés</text:h>
      <text:p text:style-name="P3"/>
      <text:p text:style-name="P11"><text:tab/>A projektünk során átlagos, egyszerű, és egyben versenyképes játékosok számára egyaránt könnyen befogadható RPG szoftver megalkotására törekszünk. A recept alapjáraton nem egyedi, de a meglévő struktúrát megpróbáljuk bővíteni, és valamilyen szinten még egyedibbé alakítani.</text:p>
      <text:p text:style-name="P11">Ebben a dokumentumban inkább technikai leírást szeretnénk rögzíteni a szoftver specifikációjáról, annak érdekében, hogy nagyobb áttekintést adjunk a rendszer által biztosítandó főbb szolgáltatásokról.</text:p>
      <text:h text:style-name="P26" text:outline-level="2">2. Áttekintés</text:h>
      <text:p text:style-name="P3"/>
      <text:p text:style-name="P8">Projectünk egy Single/Multiplayer alapú MMORPG típusú játékot valósít meg, amelyben</text:p>
      <text:p text:style-name="P8">a fejlesztő csapat által megálmodott szörnyecskék és a világuk 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8">foglalkozni és nevelni.</text:p>
      <text:p text:style-name="P8"/>
      <text:p text:style-name="P8">A készítők által figyelembe vett legfontosabb funkciók:</text:p>
      <text:p text:style-name="P16"/>
      <text:list xml:id="list1924977623" text:style-name="L1">
        <text:list-item>
          <text:p text:style-name="P37">A felhasználó számára egy egyszerű, átlátható és könnyen kezelhető kezelőfelület kialakítása</text:p>
        </text:list-item>
        <text:list-item>
          <text:p text:style-name="P37">A játékhoz egy meséhez hű grafikát készíteni</text:p>
        </text:list-item>
        <text:list-item>
          <text:p text:style-name="P37">A játékélmény minden korosztály számára a lehető legjobb legyen</text:p>
        </text:list-item>
        <text:list-item>
          <text:p text:style-name="P37">A program megfelelő működése eltérő erősségű rendszereken is</text:p>
        </text:list-item>
        <text:list-item>
          <text:p text:style-name="P37">Teljes értékű játékmenet minden felhasználó számára</text:p>
        </text:list-item>
      </text:list>
      <text:p text:style-name="P8"/>
      <text:p text:style-name="P8">Ahhoz, hogy a játékot 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8"/>
      <text:p text:style-name="P9">FELHÍVJUK FIGYELMÉT, HOGY A TÚLZOTT JÁTÉKHASZNÁLAT FÜGGŐSÉGET ÉS ROSSZ KÖZÉRZETET OKOZHAT!</text:p>
      <text:p text:style-name="P8">A játék használata során kérjük tartson legalább 1 óránként szünetet! Álljon fel számítógépe elől és pihenjen majd csak ezután folytassa a játékot.</text:p>
      <text:p text:style-name="P8"/>
      <text:p text:style-name="P8">A felhasználóval szemben elvárt követelmény:</text:p>
      <text:p text:style-name="P8"/>
      <text:list xml:id="list1269346554" text:style-name="L2">
        <text:list-item>
          <text:p text:style-name="P38">Rendelkezzen a szükséges eszközökkel a játékélmény teljes kihasználáshoz.</text:p>
        </text:list-item>
        <text:list-item>
          <text:p text:style-name="P38">Tisztában legyen az egér és billentyűzet megfelelő használatával.</text:p>
        </text:list-item>
        <text:list-item>
          <text:p text:style-name="P38">Felhasználó eszközének rendszere elégítse ki a ’Minimum rendszer követelmény’ kérését.</text:p>
        </text:list-item>
        <text:list-item>
          <text:p text:style-name="P38">Operációs rendszerek alapvető ismerete (Alkalmazás elindítása/bezárása).</text:p>
        </text:list-item>
        <text:list-item>
          <text:p text:style-name="P38">Jó problémamegoldó képesség és helyzetfelismerés.</text:p>
        </text:list-item>
        <text:list-item>
          <text:p text:style-name="P38">Többjátékos módban használatakor megfelelő viselkedés és magatartás</text:p>
        </text:list-item>
      </text:list>
      <text:p text:style-name="P8"/>
      <text:p text:style-name="P12"/>
      <text:h text:style-name="P26" text:outline-level="2">3. A rendszer funkciói</text:h>
      <text:h text:style-name="P27" text:outline-level="2"/>
      <text:p text:style-name="P35">- Menü: <text:s/>Egyszerű menü rendszer, amelyben a játékos új játékot kezdhet, folytathatja a meglévő save file-t, elérheti a beállításokat és kiléphet a játékból.</text:p>
      <text:p text:style-name="P35"><text:soft-page-break/></text:p>
      <text:p text:style-name="P35">- Karakter kreáló: A karakter kreáló <text:span text:style-name="T13">objektum </text:span>felelős a játék elején azért, hogy a játékos <text:span text:style-name="T13">létrehozza </text:span>a karakterét. </text:p>
      <text:p text:style-name="P36">-Ubimon <text:span text:style-name="T14">trainer</text:span>: <text:span text:style-name="T14">A felhasználó által létrehozott karakter, amelyet a felhasználó irányíthat. Az ubimon trainerek rendelkeznek egy szinttel </text:span><text:span text:style-name="T17">és </text:span><text:span text:style-name="T14">tárgyakkal, amelyeket különböző szituációkban használhatnak. </text:span></text:p>
      <text:p text:style-name="P36">-<text:span text:style-name="T14">Ubimon labda: Az ubimon trainerek által birtokolt objektum, amely egy darab ubimont képes tárolni. A felhasználó a játék során szerzi, használ</text:span><text:span text:style-name="T15">ja</text:span><text:span text:style-name="T14"> </text:span><text:span text:style-name="T15">és </text:span><text:span text:style-name="T14">menedzseli. </text:span></text:p>
      <text:p text:style-name="P36">-Ubimon: <text:span text:style-name="T15">Olyan </text:span>objektum, <text:span text:style-name="T15">amely a játék harcrendszerének alapvető eleme. Az ubimonokat a felhasználó birtokolhat ubimon labdákban. </text:span><text:span text:style-name="T16">Az ubimonok rendelkeznek különböző tulajdonságokkal, pl.: típus, életpont, sebzés, stb.</text:span></text:p>
      <text:p text:style-name="P35">// -<text:span text:style-name="T15">Óra</text:span>: <text:span text:style-name="T15">A játékban lévő valós idejű óra, ameéy a játékmenetet befolyásolja.</text:span></text:p>
      <text:p text:style-name="P35">-NPC: <text:span text:style-name="T15">Olyan karaker objektum, amelyet nem a felhasználó kezel. Az npc-k viselkedését a felhasználó játék során hozott döntései és eredményei befolyásolják. </text:span><text:span text:style-name="T17">A játékos bizonyos npc-kkel képes beszélni, harcolni.</text:span></text:p>
      <text:h text:style-name="P26" text:outline-level="2">4. Használhatóság</text:h>
      <text:p text:style-name="P17"/>
      <text:p text:style-name="P18">Kezelés elsajátítása:</text:p>
      <text:p text:style-name="P6"><text:span text:style-name="Bekezdés_20_alapbetűtípusa"><text:span text:style-name="T9"><text:tab/> </text:span></text:span><text:span text:style-name="Bekezdés_20_alapbetűtípusa"><text:span text:style-name="T10">Fejlesztés során törekedtünk a könnyen átlátható és egyszerű játékmenet megteremtésére,</text:span></text:span></text:p>
      <text:p text:style-name="P13"><text:tab/> a felhasználó által használt kezelőfelület letisztult és könnyen kezelhető kialakítást kapott</text:p>
      <text:p text:style-name="P13"><text:tab/> ezáltal a játék rövid időn belül megtanulható és gond nélkül elsajátítható játékmenetet tartalmaz.</text:p>
      <text:p text:style-name="P13"/>
      <text:p text:style-name="P13"><text:tab/> Fontos megemlíteni, hogy a játék során előny lehet, ha a felhasználó játszott már hasonló logikát</text:p>
      <text:p text:style-name="P13"><text:tab/> és játékmenetet tartalmazó játékkal, viszont ez nem szükséges a program kezelésének </text:p>
      <text:p text:style-name="P13"><text:tab/> elsajátításában.</text:p>
      <text:p text:style-name="P13"><text:tab/> <text:s/></text:p>
      <text:p text:style-name="P6"><text:span text:style-name="Bekezdés_20_alapbetűtípusa"><text:span text:style-name="T10"><text:tab/></text:span></text:span><text:span text:style-name="Bekezdés_20_alapbetűtípusa"><text:span text:style-name="T11">Időigények:</text:span></text:span></text:p>
      <text:p text:style-name="P14"/>
      <text:p text:style-name="P6"><text:span text:style-name="Bekezdés_20_alapbetűtípusa"><text:span text:style-name="T9"><text:tab/> </text:span></text:span><text:span text:style-name="Bekezdés_20_alapbetűtípusa"><text:span text:style-name="T10">A kezelés megtanulásának egyszerűsége miatt a felhasználó számára minden adott, hogy </text:span></text:span></text:p>
      <text:p text:style-name="P13"><text:tab/> mihamarabb elsajátítsa a játék hatékony használatát. Az elsajátítás időtartama függ a felhasználó</text:p>
      <text:p text:style-name="P13"><text:tab/> képességétől és a játékmenet megtanulására fordított időtől.</text:p>
      <text:p text:style-name="P13"/>
      <text:p text:style-name="P6"><text:span text:style-name="Bekezdés_20_alapbetűtípusa"><text:span text:style-name="T10"><text:tab/></text:span></text:span><text:span text:style-name="Bekezdés_20_alapbetűtípusa"><text:span text:style-name="T11">Rendszerszintű segítség:</text:span></text:span></text:p>
      <text:p text:style-name="P15"/>
      <text:p text:style-name="P6"><text:span text:style-name="Bekezdés_20_alapbetűtípusa"><text:span text:style-name="T11"><text:tab/></text:span></text:span><text:span text:style-name="Bekezdés_20_alapbetűtípusa"><text:span text:style-name="T10"> A szoftveren belül létrehoztunk egy „Sugó” nevezetű fület mely átfogó leírást ad a játék alapvető</text:span></text:span></text:p>
      <text:p text:style-name="P13"><text:tab/> kezeléséről, ezáltal biztosítunk lehetőséget a felhasználó számára a játékon belül, hogy megfelelően</text:p>
      <text:p text:style-name="P13"><text:tab/> és minél rövidebb időn belül elsajátítsa a program működésének alapelveit.</text:p>
      <text:p text:style-name="P13"/>
      <text:p text:style-name="P19"><text:span text:style-name="Kiemelés_20_2"><text:span text:style-name="T8">Dokumentációk:</text:span></text:span></text:p>
      <text:p text:style-name="P20"/>
      <text:p text:style-name="P20"><text:span text:style-name="Kiemelés_20_2"><text:span text:style-name="T5"><text:s/>A szoftver tartalmazni fog minden szükséges dokumentációt!</text:span></text:span></text:p>
      <text:p text:style-name="P20"><text:span text:style-name="Kiemelés_20_2"><text:span text:style-name="T5"><text:s/>A program használatához szükséges Felhasználói kézikönyv minden szükséges információt</text:span></text:span></text:p>
      <text:p text:style-name="P20"><text:span text:style-name="Kiemelés_20_2"><text:span text:style-name="T5"><text:s/>tartalmazni fog kezdő felhasználók számára. Tapasztaltabb játékosok ezek használata nélkül is</text:span></text:span></text:p>
      <text:p text:style-name="P20"><text:span text:style-name="Kiemelés_20_2"><text:span text:style-name="T5"><text:s/>könnyen megfogják ismerni majd a játék lehetőségeit használat közben. </text:span></text:span></text:p>
      <text:p text:style-name="P4"/>
      <text:p text:style-name="P6"><text:span text:style-name="Bekezdés_20_alapbetűtípusa"><text:span text:style-name="T1"><text:tab/></text:span></text:span><text:span text:style-name="Bekezdés_20_alapbetűtípusa"><text:span text:style-name="T7">Felhasználói felület:</text:span></text:span></text:p>
      <text:p text:style-name="P10"/>
      <text:p text:style-name="P6"><text:span text:style-name="Bekezdés_20_alapbetűtípusa"><text:span text:style-name="T6"><text:tab/> </text:span></text:span><text:span text:style-name="Bekezdés_20_alapbetűtípusa"><text:span text:style-name="T1">A kezelőfelületet a játék legcélszerűbb kezeléséhez alakítottuk ki. Nincsenek túlzó effektek vagy </text:span></text:span></text:p>
      <text:p text:style-name="P21"><text:soft-page-break/><text:s/>díszítések, csak a funkcionális dolgokat tartalmazza ezáltal eltér egy komolyabb játék</text:p>
      <text:p text:style-name="P21"><text:s/>kezelőfelületétől azonban egyszerűsége és átláthatósága biztosítja, hogy bármilyen képességű </text:p>
      <text:p text:style-name="P21"><text:s/>felhasználó pillanatok alatt megtanulja, hogyan kezelje a játékunkat.</text:p>
      <text:p text:style-name="P21"/>
      <text:p text:style-name="P23">Futtatás:</text:p>
      <text:p text:style-name="P23"/>
      <text:p text:style-name="P24"><text:span text:style-name="Bekezdés_20_alapbetűtípusa"><text:span text:style-name="T7"><text:s/></text:span></text:span><text:span text:style-name="Bekezdés_20_alapbetűtípusa"><text:span text:style-name="T1">Szoftverünk futása semmilyen formában nem fogja befolyásolni más programok futását és </text:span></text:span></text:p>
      <text:p text:style-name="P21"><text:s/>használhatóságát!</text:p>
      <text:p text:style-name="P21"/>
      <text:p text:style-name="P21"><text:s/>A program egy előre beállított ablakméretet fog használni. Alacsony gépigénye teljes mértékben</text:p>
      <text:p text:style-name="P21"><text:s/>lehetővé teszi más programok használata közbeni, megfelelő sebességű futtathatóságát.</text:p>
      <text:p text:style-name="P21"><text:s/>Minden akadály nélkül tudunk mellette internetezni vagy munkafolyamatot végezni anélkül</text:p>
      <text:p text:style-name="P21"><text:s/>hogy be kellene zárjuk alkalmazásunkat.</text:p>
      <text:p text:style-name="P7"/>
      <text:p text:style-name="P24"><text:span text:style-name="Bekezdés_20_alapbetűtípusa"><text:span text:style-name="T1"><text:s/></text:span></text:span><text:span text:style-name="Bekezdés_20_alapbetűtípusa"><text:span text:style-name="T4">FELHÍVJUK FIGYELMÉT, HOGY A MAGAS MEREVLEMEZ HASZNÁLATOT</text:span></text:span></text:p>
      <text:p text:style-name="P22"><text:s/>IGÉNYLŐ PROGRAMOK MINDEN ESETBEN LASSÍTJÁK MÁS SZOFTVEREK</text:p>
      <text:p text:style-name="P24"><text:span text:style-name="Bekezdés_20_alapbetűtípusa"><text:span text:style-name="T4"><text:s/>SEBESSÉGÉT</text:span></text:span><text:span text:style-name="Bekezdés_20_alapbetűtípusa"><text:span text:style-name="T1">!</text:span></text:span></text:p>
      <text:h text:style-name="P26" text:outline-level="2">5. Megbízhatóság</text:h>
      <text:list xml:id="list4115599307" text:style-name="L4">
        <text:list-item>
          <text:p text:style-name="P32">A szoftver rendelkezésre áll 100%-ban egyjátékos módban. Többjátékos mód esetén heti egyszer karbantartás előre láthatólag egy-két óra.</text:p>
        </text:list-item>
        <text:list-item>
          <text:p text:style-name="P32">MTBF (Mean Time Between Failures): <text:s/>2186.5 óra</text:p>
        </text:list-item>
        <text:list-item>
          <text:p text:style-name="P32">MTTR (Mean Time To Repair): 4 óra</text:p>
        </text:list-item>
        <text:list-item>
          <text:p text:style-name="P32">Hibák kezelése: A program futás közbeni hiba esetén terminálódik.</text:p>
        </text:list-item>
        <text:list-item>
          <text:p text:style-name="P32">Hibák javítása: A javításokat a KoviUbiSoft fogja végezni.</text:p>
        </text:list-item>
      </text:list>
      <text:p text:style-name="P5"/>
      <text:h text:style-name="P26" text:outline-level="2">6. Teljesítmény</text:h>
      <text:list xml:id="list3676491595" text:style-name="L5">
        <text:list-item>
          <text:p text:style-name="P33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33">Kapacitás: Indulásnál 10000 játékosra készülünk a többjátékos módban.</text:p>
        </text:list-item>
        <text:list-item>
          <text:p text:style-name="P33">Áteresztőképesség: 50000 TPS</text:p>
          <text:list>
            <text:list-item>
              <text:p text:style-name="P33">Users (Threads): 10000</text:p>
            </text:list-item>
            <text:list-item>
              <text:p text:style-name="P33">End to End Response Time: 1s</text:p>
            </text:list-item>
            <text:list-item>
              <text:p text:style-name="P33">Pacing: 0s</text:p>
            </text:list-item>
            <text:list-item>
              <text:p text:style-name="P33">Total Think Time: 0s</text:p>
            </text:list-item>
          </text:list>
        </text:list-item>
        <text:list-item>
          <text:p text:style-name="P33">Szerver:</text:p>
          <text:list>
            <text:list-item>
              <text:p text:style-name="P33">CPU: Intel Xeon W-3300</text:p>
            </text:list-item>
            <text:list-item>
              <text:p text:style-name="P33">RAM: 512GB DDR4 ECC</text:p>
            </text:list-item>
            <text:list-item>
              <text:p text:style-name="P33">Videokártya: Aspeed AST2500</text:p>
            </text:list-item>
            <text:list-item>
              <text:p text:style-name="P33">Tárhely:</text:p>
              <text:list>
                <text:list-item>
                  <text:p text:style-name="P33">1TB Samsung 980 Pro PCI-E Gen4 M.2 SSD</text:p>
                </text:list-item>
                <text:list-item>
                  <text:p text:style-name="P33">18TB Western Digital Ultrastar 7200 RPM Sata HDD</text:p>
                </text:list-item>
              </text:list>
            </text:list-item>
            <text:list-item>
              <text:p text:style-name="P33">OS: Linux<text:tab/></text:p>
            </text:list-item>
          </text:list>
        </text:list-item>
        <text:list-item>
          <text:p text:style-name="P33">Erőforrás igények: <text:tab/></text:p>
          <text:list>
            <text:list-item>
              <text:p text:style-name="P33"><text:soft-page-break/>CPU: 2.2 GHz Dual core</text:p>
            </text:list-item>
            <text:list-item>
              <text:p text:style-name="P33">RAM: 4 GB</text:p>
            </text:list-item>
            <text:list-item>
              <text:p text:style-name="P33">OS: Windows 7 vagy újabb, Linux, macOS</text:p>
            </text:list-item>
            <text:list-item>
              <text:p text:style-name="P33">Videokártya: Nvidia Geforce GTX 670 vagy AMD Radeon HD 7970 vagy újabb</text:p>
            </text:list-item>
            <text:list-item>
              <text:p text:style-name="P33">Tárhely: 2 GB</text:p>
            </text:list-item>
          </text:list>
        </text:list-item>
      </text:list>
      <text:p text:style-name="P5"/>
      <text:h text:style-name="P26" text:outline-level="2">7. Támogatottság</text:h>
      <text:list xml:id="list260686460" text:style-name="L6">
        <text:list-item>
          <text:p text:style-name="P34">A fejlesztők törekednek a Java nyelv szabványainak betartására, hogy a későbbiekben is könnyedén bővíthető kódot készítsenek.</text:p>
        </text:list-item>
        <text:list-item>
          <text:p text:style-name="P34">Az egyjátékos verzió nem igényel karbantartást. A többjátékos heti rendszerességgel történő karbantartását a KoviUbiSoft végzi.</text:p>
        </text:list-item>
        <text:list-item>
          <text:p text:style-name="P34">A hibabejelentésre külön lehetőség lesz a játék weboldalán.</text:p>
        </text:list-item>
        <text:list-item>
          <text:p text:style-name="P34">A szoftver előreláthatólag naplókat készít a hibákról és a bejelentkezésekről többjátékos mód esetén.</text:p>
        </text:list-item>
      </text:list>
      <text:p text:style-name="P5"/>
      <text:h text:style-name="P26" text:outline-level="2">8. Tervezési korlátozások</text:h>
      <text:p text:style-name="P3"/>
      <text:p text:style-name="P4">A program 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4">Célunk továbbá, hogy a játék rendszerkövetelménye a lehető legalacsonyabb legyen, ezzel biztosítva, hogy majdnem bármilyen hardveren futhasson.</text:p>
      <text:p text:style-name="P4">Adatbázisnál a legfrissebb stabil MySQL verziót fogjuk igénybe venni.</text:p>
      <text:h text:style-name="P26" text:outline-level="2">9. On-line dokumentáció és Help rendszer</text:h>
      <text:p text:style-name="P7">A játék dokumentációja a játék weboldalán elérhető. A játék telepítése után a felhasználó számára lehető lesz egy offline súgó. A fizikai kiadás esetén felhasználói kézikönyv elérhető.</text:p>
      <text:h text:style-name="P26" text:outline-level="2">10. Felhasznált kész komponensek</text:h>
      <text:p text:style-name="P6"><text:span text:style-name="Bekezdés_20_alapbetűtípusa"><text:span text:style-name="T1">LWJGL, ingyenes játék könyvtár. </text:span></text:span><text:a xlink:type="simple" xlink:href="http://www.lwjgl.org/" office:target-frame-name="_top" xlink:show="replace" text:style-name="Internet_20_link" text:visited-style-name="Visited_20_Internet_20_Link"><text:span text:style-name="Bekezdés_20_alapbetűtípusa"><text:span text:style-name="T12">www.lwjgl.org</text:span></text:span></text:a><text:span text:style-name="Bekezdés_20_alapbetűtípusa"><text:span text:style-name="T1">. Licensz: BSD</text:span></text:span></text:p>
      <text:h text:style-name="P26" text:outline-level="2">11. Interfészek</text:h>
      <text:h text:style-name="P29" text:outline-level="3">11.1. Felhasználói interfészek</text:h>
      <text:p text:style-name="P3"/>
      <text:p text:style-name="P4">A program grafikus kezelőfelülettel (GUI) rendelkezik. A program grafikus elemekkel tart kapcsolatot a felhasználóval. Ilyen elemek például:</text:p>
      <text:list xml:id="list1897933206" text:style-name="L7">
        <text:list-item>
          <text:p text:style-name="P31">Szövegdoboz: A játék ezeken keresztül ad információt a játékosnak, vagy írja ki a karakterek dialógusait.</text:p>
        </text:list-item>
        <text:list-item>
          <text:p text:style-name="P31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31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31"><text:soft-page-break/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4">Előfordulhat, hogy egyes esetekben nem jelenik meg kezelőfelületi elem, a játék világán és karakterein kívül. (pl.: jelenetek szöveg nélkül, vagy amikor éppen nincs szükség rá)</text:p>
      <text:p text:style-name="P2">A játék kezelése a minimális kezelőfelületi elem miatt egyszerű, kezdő felhasználónak sem okoz különösebb problémát az elsajátítása.</text:p>
      <text:h text:style-name="P29" text:outline-level="3">11.2. Hardware interfészek</text:h>
      <text:p text:style-name="P3"/>
      <text:p text:style-name="P4">A szoftver támogatja a különböző játékvezérlő perifériákat, viszont nem igényli azokat. Az egyetlen igényelt hardver maga a számítógép/mobiltelefon, amin a program futni fog.</text:p>
      <text:p text:style-name="P2"/>
      <text:h text:style-name="P29" text:outline-level="3">11.3. Software interfészek</text:h>
      <text:p text:style-name="P3"/>
      <text:p text:style-name="P4">A program futása egy támogatott operációs rendszert igényel, ami lehet Windows, macOS, Linux, vagy Android rendszer is. Személyi számítógépen szükséges a lehető legfrissebb Java Runtime Environment megléte.</text:p>
      <text:p text:style-name="P2"/>
      <text:h text:style-name="P29" text:outline-level="3">11.3. Kommunikációs interfészek</text:h>
      <text:p text:style-name="P3"/>
      <text:p text:style-name="P4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4">A távoli szerver eléréséhez TCP/IP protokollt használ a program.</text:p>
      <text:p text:style-name="P2"/>
      <text:h text:style-name="P26" text:outline-level="2">12. Alkalmazott szabványok</text:h>
      <text:p text:style-name="P3"/>
      <text:p text:style-name="P4"><text:tab/>Az alkalmazás fejlesztése alatt elengedhetetlen adott szabványok felhasználása. Itt megkülönböztettünk kötelezően és választás alapján alkalmazandó szabványokat. Kötelezően alkalmazandó szabványok alatt értjük azokat, amelyek kulcs fontosságú szerepük van a fejlesztés, és a termék legális kiadásának körében. A választás alapján alkalmazott szabványok alatt olyan elemeket soroltunk fel, melyek a csapat kényelmi döntés szerint lettek felhasználva.</text:p>
      <text:h text:style-name="P29" text:outline-level="3">12.1. Kötelezően alkalmazandó szabványok</text:h>
      <text:p text:style-name="P1"><text:span text:style-name="Bekezdés_20_alapbetűtípusa"><text:span text:style-name="T1">Egy szabvány ami előre meghatározott a projekt fejlesztésében, az a Java nyelvre vonatkozó kódolási szabvány! <text:line-break/>A kész játék életkor szerinti és tartalom szerinti besorolására az Egységes Európai Játékinformációs Rendszer, azaz a PEGI dönt.</text:span></text:span></text:p>
      <text:h text:style-name="P29" text:outline-level="3">12.2. Választás alapján alkalmazott szabványok</text:h>
      <text:p text:style-name="P4">Alapjáraton 4:3-as képarány alkalmazását terveztük, de szélesvásznú kijelzők esetén (16:9, 16:10, 21:9) biztosítunk egy egyedi keretet az adott környezettől függően.</text:p>
      <text:p text:style-name="Text_20_body"><text:span text:style-name="Bekezdés_20_alapbetűtípusa"><text:span text:style-name="T12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Kiemelés_20_2" style:display-name="Kiemelés 2" style:family="text" style:parent-style-name="Bekezdés_20_alapbetűtípusa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meta:creation-date>2021-10-15T18:21:00Z</meta:creation-date>
    <dc:date>2021-10-24T00:45:43.434561205</dc:date>
    <meta:editing-cycles>46</meta:editing-cycles>
    <meta:editing-duration>PT5H6M52S</meta:editing-duration>
    <meta:document-statistic meta:table-count="0" meta:image-count="0" meta:object-count="0" meta:page-count="6" meta:paragraph-count="149" meta:word-count="1580" meta:character-count="11986" meta:non-whitespace-character-count="10525"/>
    <meta:template xlink:type="simple" xlink:actuate="onRequest" xlink:title="" xlink:href="Normal"/>
  </office:meta>
</office:document-meta>
</file>